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est_all_ds_all_location_lstm_metrics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 0.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 0.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 0.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 0.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 0.7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B 0.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 0.7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G 0.7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J 0.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02099609375" calcext:value-type="float">
            <text:p>0.020996093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00927734375" calcext:value-type="float">
            <text:p>0.0092773437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10986328125" calcext:value-type="float">
            <text:p>0.1098632812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-1" calcext:value-type="float">
            <text:p>-1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6220703125" calcext:value-type="float">
            <text:p>0.6220703125</text:p>
          </table:table-cell>
        </table:table-row>
        <table:table-row table:style-name="ro1">
          <table:table-cell office:value-type="string" calcext:value-type="string">
            <text:p>G 0.7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-1" calcext:value-type="float">
            <text:p>-1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33935546875" calcext:value-type="float">
            <text:p>0.3393554687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-1" calcext:value-type="float">
            <text:p>-1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01220703125" calcext:value-type="float">
            <text:p>0.012207031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1" calcext:value-type="float">
            <text:p>1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2333984375" calcext:value-type="float">
            <text:p>0.2333984375</text:p>
          </table:table-cell>
        </table:table-row>
        <table:table-row table:style-name="ro1">
          <table:table-cell office:value-type="string" calcext:value-type="string">
            <text:p>N 0.7</text:p>
          </table:table-cell>
          <table:table-cell office:value-type="float" office:value="0.7333984375" calcext:value-type="float">
            <text:p>0.7333984375</text:p>
          </table:table-cell>
          <table:table-cell table:number-columns-repeated="2" office:value-type="float" office:value="0.2333984375" calcext:value-type="float">
            <text:p>0.2333984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-1" calcext:value-type="float">
            <text:p>-1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01220703125" calcext:value-type="float">
            <text:p>0.01220703125</text:p>
          </table:table-cell>
          <table:table-cell office:value-type="float" office:value="0.5185546875" calcext:value-type="float">
            <text:p>0.5185546875</text:p>
          </table:table-cell>
          <table:table-cell table:number-columns-repeated="2" office:value-type="float" office:value="0.4697265625" calcext:value-type="float">
            <text:p>0.46972656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02099609375" calcext:value-type="float">
            <text:p>0.02099609375</text:p>
          </table:table-cell>
          <table:table-cell office:value-type="float" office:value="0.9697265625" calcext:value-type="float">
            <text:p>0.9697265625</text:p>
          </table:table-cell>
          <table:table-cell table:number-columns-repeated="2" office:value-type="float" office:value="0.1513671875" calcext:value-type="float">
            <text:p>0.1513671875</text:p>
          </table:table-cell>
          <table:table-cell office:value-type="float" office:value="0.09228515625" calcext:value-type="float">
            <text:p>0.0922851562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-1" calcext:value-type="float">
            <text:p>-1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26611328125" calcext:value-type="float">
            <text:p>0.26611328125</text:p>
          </table:table-cell>
        </table:table-row>
        <table:table-row table:style-name="ro1">
          <table:table-cell office:value-type="string" calcext:value-type="string">
            <text:p>T 0.7</text:p>
          </table:table-cell>
          <table:table-cell table:style-name="ce3" office:value-type="float" office:value="0.02099609375" calcext:value-type="float">
            <text:p>0.020996093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01220703125" calcext:value-type="float">
            <text:p>0.01220703125</text:p>
          </table:table-cell>
          <table:table-cell table:style-name="ce3" office:value-type="float" office:value="0.01220703125" calcext:value-type="float">
            <text:p>0.0122070312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-1" calcext:value-type="float">
            <text:p>-1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0.00048828125" calcext:value-type="float">
            <text:p>0.00048828125</text:p>
          </table:table-cell>
          <table:table-cell office:value-type="float" office:value="0.0771484375" calcext:value-type="float">
            <text:p>0.0771484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00048828125" calcext:value-type="float">
            <text:p>0.000488281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423828125" calcext:value-type="float">
            <text:p>0.42382812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6220703125" calcext:value-type="float">
            <text:p>0.6220703125</text:p>
          </table:table-cell>
          <table:table-cell table:number-columns-repeated="2" office:value-type="float" office:value="0.5693359375" calcext:value-type="float">
            <text:p>0.5693359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90966796875" calcext:value-type="float">
            <text:p>0.90966796875</text:p>
          </table:table-cell>
          <table:table-cell office:value-type="float" office:value="0.67724609375" calcext:value-type="float">
            <text:p>0.67724609375</text:p>
          </table:table-cell>
          <table:table-cell table:number-columns-repeated="2" office:value-type="float" office:value="0.4697265625" calcext:value-type="float">
            <text:p>0.46972656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5185546875" calcext:value-type="float">
            <text:p>0.5185546875</text:p>
          </table:table-cell>
        </table:table-row>
        <table:table-row table:style-name="ro1">
          <table:table-cell office:value-type="string" calcext:value-type="string">
            <text:p>W 0.7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1" calcext:value-type="float">
            <text:p>1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-1" calcext:value-type="float">
            <text:p>-1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30126953125" calcext:value-type="float">
            <text:p>0.3012695312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38037109375" calcext:value-type="float">
            <text:p>0.38037109375</text:p>
          </table:table-cell>
          <table:table-cell table:number-columns-repeated="2" office:value-type="float" office:value="0.791015625" calcext:value-type="float">
            <text:p>0.79101562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-1" calcext:value-type="float">
            <text:p>-1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1" calcext:value-type="float">
            <text:p>1</text:p>
          </table:table-cell>
          <table:table-cell office:value-type="float" office:value="0.423828125" calcext:value-type="float">
            <text:p>0.423828125</text:p>
          </table:table-cell>
        </table:table-row>
        <table:table-row table:style-name="ro1">
          <table:table-cell office:value-type="string" calcext:value-type="string">
            <text:p>Y 0.7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33935546875" calcext:value-type="float">
            <text:p>0.33935546875</text:p>
          </table:table-cell>
          <table:table-cell table:style-name="ce3" office:value-type="float" office:value="0.0068359375" calcext:value-type="float">
            <text:p>0.0068359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-1" calcext:value-type="float">
            <text:p>-1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02685546875" calcext:value-type="float">
            <text:p>0.02685546875</text:p>
          </table:table-cell>
          <table:table-cell office:value-type="float" office:value="0.10986328125" calcext:value-type="float">
            <text:p>0.1098632812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06396484375" calcext:value-type="float">
            <text:p>0.06396484375</text:p>
          </table:table-cell>
          <table:table-cell table:style-name="ce3" office:value-type="float" office:value="0.04248046875" calcext:value-type="float">
            <text:p>0.042480468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30126953125" calcext:value-type="float">
            <text:p>0.30126953125</text:p>
          </table:table-cell>
          <table:table-cell table:style-name="ce3" office:value-type="float" office:value="0.00048828125" calcext:value-type="float">
            <text:p>0.000488281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-1" calcext:value-type="float">
            <text:p>-1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0.00244140625" calcext:value-type="float">
            <text:p>0.002441406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20361328125" calcext:value-type="float">
            <text:p>0.20361328125</text:p>
          </table:table-cell>
        </table:table-row>
        <table:table-row table:style-name="ro1">
          <table:table-cell office:value-type="string" calcext:value-type="string">
            <text:p>AB 0.7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85009765625" calcext:value-type="float">
            <text:p>0.85009765625</text:p>
          </table:table-cell>
          <table:table-cell table:style-name="ce3" office:value-type="float" office:value="0.0771484375" calcext:value-type="float">
            <text:p>0.077148437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-1" calcext:value-type="float">
            <text:p>-1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26611328125" calcext:value-type="float">
            <text:p>0.2661132812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12939453125" calcext:value-type="float">
            <text:p>0.12939453125</text:p>
          </table:table-cell>
          <table:table-cell table:number-columns-repeated="2" office:value-type="float" office:value="0.5185546875" calcext:value-type="float">
            <text:p>0.51855468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1" calcext:value-type="float">
            <text:p>1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05224609375" calcext:value-type="float">
            <text:p>0.05224609375</text:p>
          </table:table-cell>
          <table:table-cell table:style-name="ce3" office:value-type="float" office:value="0.0068359375" calcext:value-type="float">
            <text:p>0.00683593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-1" calcext:value-type="float">
            <text:p>-1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02099609375" calcext:value-type="float">
            <text:p>0.020996093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85009765625" calcext:value-type="float">
            <text:p>0.85009765625</text:p>
          </table:table-cell>
        </table:table-row>
        <table:table-row table:style-name="ro1">
          <table:table-cell office:value-type="string" calcext:value-type="string">
            <text:p>AD 0.7</text:p>
          </table:table-cell>
          <table:table-cell table:style-name="ce3" office:value-type="float" office:value="0.00927734375" calcext:value-type="float">
            <text:p>0.00927734375</text:p>
          </table:table-cell>
          <table:table-cell office:value-type="float" office:value="0.17626953125" calcext:value-type="float">
            <text:p>0.17626953125</text:p>
          </table:table-cell>
          <table:table-cell table:number-columns-repeated="2" office:value-type="float" office:value="0.12939453125" calcext:value-type="float">
            <text:p>0.12939453125</text:p>
          </table:table-cell>
          <table:table-cell office:value-type="float" office:value="0.02099609375" calcext:value-type="float">
            <text:p>0.02099609375</text:p>
          </table:table-cell>
          <table:table-cell table:style-name="ce3" office:value-type="float" office:value="0.04248046875" calcext:value-type="float">
            <text:p>0.04248046875</text:p>
          </table:table-cell>
          <table:table-cell office:value-type="float" office:value="1" calcext:value-type="float">
            <text:p>1</text:p>
          </table:table-cell>
          <table:table-cell office:value-type="float" office:value="0.1513671875" calcext:value-type="float">
            <text:p>0.1513671875</text:p>
          </table:table-cell>
          <table:table-cell table:number-columns-repeated="2" office:value-type="float" office:value="0.09228515625" calcext:value-type="float">
            <text:p>0.09228515625</text:p>
          </table:table-cell>
          <table:table-cell table:style-name="ce3" office:value-type="float" office:value="0.0068359375" calcext:value-type="float">
            <text:p>0.0068359375</text:p>
          </table:table-cell>
          <table:table-cell table:style-name="ce3" office:value-type="float" office:value="0.00244140625" calcext:value-type="float">
            <text:p>0.0024414062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-1" calcext:value-type="float">
            <text:p>-1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02099609375" calcext:value-type="float">
            <text:p>0.020996093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6220703125" calcext:value-type="float">
            <text:p>0.6220703125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0.90966796875" calcext:value-type="float">
            <text:p>0.90966796875</text:p>
          </table:table-cell>
          <table:table-cell table:number-columns-repeated="2" office:value-type="float" office:value="0.1513671875" calcext:value-type="float">
            <text:p>0.15136718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6220703125" calcext:value-type="float">
            <text:p>0.6220703125</text:p>
          </table:table-cell>
          <table:table-cell table:style-name="ce3" office:value-type="float" office:value="0.04248046875" calcext:value-type="float">
            <text:p>0.0424804687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17626953125" calcext:value-type="float">
            <text:p>0.17626953125</text:p>
          </table:table-cell>
          <table:table-cell table:style-name="ce3" office:value-type="float" office:value="0.04248046875" calcext:value-type="float">
            <text:p>0.04248046875</text:p>
          </table:table-cell>
          <table:table-cell office:value-type="float" office:value="-1" calcext:value-type="float">
            <text:p>-1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1513671875" calcext:value-type="float">
            <text:p>0.1513671875</text:p>
          </table:table-cell>
        </table:table-row>
        <table:table-row table:style-name="ro1">
          <table:table-cell office:value-type="string" calcext:value-type="string">
            <text:p>AG 0.7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05224609375" calcext:value-type="float">
            <text:p>0.05224609375</text:p>
          </table:table-cell>
          <table:table-cell table:style-name="ce3" office:value-type="float" office:value="0.04248046875" calcext:value-type="float">
            <text:p>0.042480468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17626953125" calcext:value-type="float">
            <text:p>0.17626953125</text:p>
          </table:table-cell>
          <table:table-cell table:style-name="ce3" office:value-type="float" office:value="0.00048828125" calcext:value-type="float">
            <text:p>0.00048828125</text:p>
          </table:table-cell>
          <table:table-cell table:number-columns-repeated="2" office:value-type="float" office:value="0.12939453125" calcext:value-type="float">
            <text:p>0.1293945312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05224609375" calcext:value-type="float">
            <text:p>0.05224609375</text:p>
          </table:table-cell>
          <table:table-cell table:number-columns-repeated="2" table:style-name="ce3" office:value-type="float" office:value="0.02099609375" calcext:value-type="float">
            <text:p>0.02099609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-1" calcext:value-type="float">
            <text:p>-1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06396484375" calcext:value-type="float">
            <text:p>0.06396484375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2685546875" calcext:value-type="float">
            <text:p>0.0268554687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-1" calcext:value-type="float">
            <text:p>-1</text:p>
          </table:table-cell>
          <table:table-cell office:value-type="float" office:value="0.33935546875" calcext:value-type="float">
            <text:p>0.33935546875</text:p>
          </table:table-cell>
        </table:table-row>
        <table:table-row table:style-name="ro1">
          <table:table-cell office:value-type="string" calcext:value-type="string">
            <text:p>AJ 0.7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 style:data-style-name="N2" text:time-value="15:42:45.461325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1T17:14:41.570060949</dc:date>
    <meta:editing-duration>PT4M3S</meta:editing-duration>
    <meta:editing-cycles>2</meta:editing-cycles>
    <meta:generator>LibreOffice/6.0.7.3$Linux_X86_64 LibreOffice_project/00m0$Build-3</meta:generator>
    <meta:document-statistic meta:table-count="1" meta:cell-count="400" meta:object-count="0"/>
  </office:meta>
</office:document-meta>
</file>